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indent="0.979cm" style:auto-text-indent="false"/>
      <style:text-properties fo:color="#008000" fo:font-size="10pt" fo:language="none" fo:country="none" style:font-size-asian="10pt" style:font-size-complex="10pt"/>
    </style:style>
    <style:style style:name="P12" style:family="paragraph" style:parent-style-name="Text_20_body">
      <style:paragraph-properties fo:margin-left="0cm" fo:margin-right="0cm" fo:text-indent="0.953cm" style:auto-text-indent="false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fo:margin-left="0cm" fo:margin-right="0cm" fo:text-indent="0.979cm" style:auto-text-indent="false" style:text-autospace="none"/>
    </style:style>
    <style:style style:name="P19" style:family="paragraph" style:parent-style-name="Standard">
      <style:paragraph-properties fo:margin-left="0cm" fo:margin-right="0cm" fo:text-indent="0.979cm" style:auto-text-indent="false" style:text-autospace="none"/>
    </style:style>
    <style:style style:name="P20" style:family="paragraph" style:parent-style-name="Standard">
      <style:paragraph-properties fo:margin-left="0cm" fo:margin-right="0cm" fo:text-indent="0.979cm" style:auto-text-indent="false" style:text-autospace="none"/>
    </style:style>
    <style:style style:name="P21" style:family="paragraph" style:parent-style-name="Standard">
      <style:paragraph-properties fo:margin-left="0cm" fo:margin-right="0cm" fo:text-indent="0.979cm" style:auto-text-indent="false" style:text-autospace="none"/>
    </style:style>
    <style:style style:name="P22" style:family="paragraph" style:parent-style-name="Standard">
      <style:paragraph-properties fo:margin-left="0cm" fo:margin-right="0cm" fo:text-indent="0.979cm" style:auto-text-indent="false" style:text-autospace="none"/>
    </style:style>
    <style:style style:name="P23" style:family="paragraph" style:parent-style-name="Standard">
      <style:paragraph-properties fo:margin-left="0cm" fo:margin-right="0cm" fo:text-indent="0.979cm" style:auto-text-indent="false" style:text-autospace="none"/>
    </style:style>
    <style:style style:name="P24" style:family="paragraph" style:parent-style-name="Standard">
      <style:paragraph-properties fo:margin-left="0cm" fo:margin-right="0cm" fo:text-indent="0.979cm" style:auto-text-indent="false" style:text-autospace="none"/>
    </style:style>
    <style:style style:name="P25" style:family="paragraph" style:parent-style-name="Standard">
      <style:paragraph-properties fo:margin-left="0cm" fo:margin-right="0cm" fo:text-indent="0.979cm" style:auto-text-indent="false" style:text-autospace="none"/>
    </style:style>
    <style:style style:name="P26" style:family="paragraph" style:parent-style-name="Standard">
      <style:paragraph-properties fo:margin-left="0cm" fo:margin-right="0cm" fo:text-indent="0.979cm" style:auto-text-indent="false" style:text-autospace="none"/>
    </style:style>
    <style:style style:name="P27" style:family="paragraph" style:parent-style-name="Standard">
      <style:paragraph-properties fo:margin-left="0cm" fo:margin-right="0cm" fo:text-indent="0.979cm" style:auto-text-indent="false" style:text-autospace="none"/>
    </style:style>
    <style:style style:name="P28" style:family="paragraph" style:parent-style-name="Standard">
      <style:paragraph-properties fo:margin-left="0cm" fo:margin-right="0cm" fo:text-indent="0.979cm" style:auto-text-indent="false" style:text-autospace="none"/>
    </style:style>
    <style:style style:name="P29" style:family="paragraph" style:parent-style-name="Standard">
      <style:paragraph-properties fo:margin-left="0cm" fo:margin-right="0cm" fo:text-indent="0.979cm" style:auto-text-indent="false" style:text-autospace="none"/>
    </style:style>
    <style:style style:name="P30" style:family="paragraph" style:parent-style-name="Standard">
      <style:paragraph-properties fo:margin-left="0cm" fo:margin-right="0cm" fo:text-indent="0.979cm" style:auto-text-indent="false" style:text-autospace="none"/>
    </style:style>
    <style:style style:name="P31" style:family="paragraph" style:parent-style-name="Standard">
      <style:paragraph-properties fo:margin-left="0cm" fo:margin-right="0cm" fo:text-indent="0.979cm" style:auto-text-indent="false" style:text-autospace="none"/>
    </style:style>
    <style:style style:name="P32" style:family="paragraph" style:parent-style-name="Standard">
      <style:paragraph-properties fo:margin-left="0cm" fo:margin-right="0cm" fo:text-indent="0.979cm" style:auto-text-indent="false" style:text-autospace="none"/>
    </style:style>
    <style:style style:name="P33" style:family="paragraph" style:parent-style-name="Standard">
      <style:paragraph-properties fo:margin-left="0cm" fo:margin-right="0cm" fo:text-indent="0.979cm" style:auto-text-indent="false" style:text-autospace="none"/>
      <style:text-properties style:use-window-font-color="true" fo:font-size="10pt" fo:language="none" fo:country="none" style:font-size-asian="10pt" style:font-size-complex="10pt"/>
    </style:style>
    <style:style style:name="P34" style:family="paragraph" style:parent-style-name="Standard">
      <style:paragraph-properties fo:margin-left="0cm" fo:margin-right="0cm" fo:text-indent="0.979cm" style:auto-text-indent="false" style:text-autospace="none"/>
      <style:text-properties style:use-window-font-color="true" fo:font-size="10pt" fo:language="none" fo:country="none" style:font-size-asian="10pt" style:font-size-complex="10pt"/>
    </style:style>
    <style:style style:name="P35" style:family="paragraph" style:parent-style-name="Standard">
      <style:paragraph-properties fo:margin-left="0cm" fo:margin-right="0cm" fo:text-indent="0.979cm" style:auto-text-indent="false" style:text-autospace="none"/>
      <style:text-properties style:use-window-font-color="true" fo:font-size="10pt" fo:language="none" fo:country="none" style:font-size-asian="10pt" style:font-size-complex="10pt"/>
    </style:style>
    <style:style style:name="P36" style:family="paragraph" style:parent-style-name="Standard">
      <style:paragraph-properties fo:margin-left="0cm" fo:margin-right="0cm" fo:text-indent="0.979cm" style:auto-text-indent="false" style:text-autospace="none"/>
      <style:text-properties style:use-window-font-color="true" fo:font-size="10pt" fo:language="none" fo:country="none" style:font-size-asian="10pt" style:font-size-complex="10pt"/>
    </style:style>
    <style:style style:name="P37" style:family="paragraph" style:parent-style-name="Standard">
      <style:paragraph-properties fo:margin-left="0cm" fo:margin-right="0cm" fo:text-indent="0.979cm" style:auto-text-indent="false" style:text-autospace="none"/>
      <style:text-properties style:use-window-font-color="true" fo:font-size="10pt" fo:language="none" fo:country="none" style:font-size-asian="10pt" style:font-size-complex="10pt"/>
    </style:style>
    <style:style style:name="P38" style:family="paragraph" style:parent-style-name="Standard">
      <style:paragraph-properties fo:margin-left="0cm" fo:margin-right="0cm" fo:text-indent="0.979cm" style:auto-text-indent="false" style:text-autospace="none"/>
      <style:text-properties style:use-window-font-color="true" fo:font-size="10pt" fo:language="none" fo:country="none" style:font-size-asian="10pt" style:font-size-complex="10pt"/>
    </style:style>
    <style:style style:name="P39" style:family="paragraph" style:parent-style-name="Standard">
      <style:paragraph-properties fo:margin-left="0cm" fo:margin-right="0cm" fo:text-indent="0.979cm" style:auto-text-indent="false" style:text-autospace="none"/>
      <style:text-properties style:use-window-font-color="true" fo:font-size="10pt" fo:language="none" fo:country="none" style:font-size-asian="10pt" style:font-size-complex="10pt"/>
    </style:style>
    <style:style style:name="P40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1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2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3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4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5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6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7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8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49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0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1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2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3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4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5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6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7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8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59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60" style:family="paragraph" style:parent-style-name="Standard">
      <style:paragraph-properties fo:margin-left="0cm" fo:margin-right="0cm" fo:text-indent="0.979cm" style:auto-text-indent="false" style:text-autospace="none"/>
      <style:text-properties fo:color="#008000" fo:font-size="10pt" fo:language="none" fo:country="none" style:font-size-asian="10pt" style:font-size-complex="10pt"/>
    </style:style>
    <style:style style:name="P61" style:family="paragraph" style:parent-style-name="Standard">
      <style:paragraph-properties fo:margin-left="0cm" fo:margin-right="0cm" fo:text-indent="0.979cm" style:auto-text-indent="false" style:text-autospace="none"/>
    </style:style>
    <style:style style:name="P62" style:family="paragraph" style:parent-style-name="Standard">
      <style:paragraph-properties fo:margin-left="0cm" fo:margin-right="0cm" fo:text-indent="0.979cm" style:auto-text-indent="false" style:text-autospace="none"/>
    </style:style>
    <style:style style:name="P63" style:family="paragraph" style:parent-style-name="Standard">
      <style:paragraph-properties fo:margin-left="0cm" fo:margin-right="0cm" fo:text-indent="0.979cm" style:auto-text-indent="false" style:text-autospace="none"/>
    </style:style>
    <style:style style:name="P64" style:family="paragraph" style:parent-style-name="Standard">
      <style:paragraph-properties fo:margin-left="0cm" fo:margin-right="0cm" fo:text-indent="0.979cm" style:auto-text-indent="false" style:text-autospace="none"/>
    </style:style>
    <style:style style:name="P65" style:family="paragraph" style:parent-style-name="Standard">
      <style:paragraph-properties fo:margin-left="0cm" fo:margin-right="0cm" fo:text-indent="0.979cm" style:auto-text-indent="false" style:text-autospace="none"/>
    </style:style>
    <style:style style:name="P66" style:family="paragraph" style:parent-style-name="Standard">
      <style:paragraph-properties fo:margin-left="0cm" fo:margin-right="0cm" fo:text-indent="0.979cm" style:auto-text-indent="false" style:text-autospace="none"/>
    </style:style>
    <style:style style:name="P67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68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69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0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1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2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3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4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5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6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7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8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79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80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81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82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83" style:family="paragraph" style:parent-style-name="Standard">
      <style:paragraph-properties fo:margin-left="0cm" fo:margin-right="0cm" fo:text-indent="0.979cm" style:auto-text-indent="false" style:text-autospace="none"/>
      <style:text-properties fo:font-size="10pt" style:font-size-asian="10pt" style:font-size-complex="10pt"/>
    </style:style>
    <style:style style:name="P84" style:family="paragraph" style:parent-style-name="Standard">
      <style:paragraph-properties fo:margin-left="0cm" fo:margin-right="0cm" fo:text-indent="0.979cm" style:auto-text-indent="false" style:text-autospace="none"/>
      <style:text-properties fo:color="#800000" fo:font-size="10pt" fo:language="none" fo:country="none" style:font-size-asian="10pt" style:font-size-complex="10pt"/>
    </style:style>
    <style:style style:name="P85" style:family="paragraph" style:parent-style-name="Standard">
      <style:paragraph-properties fo:margin-left="0cm" fo:margin-right="0cm" fo:text-indent="0.979cm" style:auto-text-indent="false" style:text-autospace="none"/>
      <style:text-properties fo:color="#800000" fo:font-size="10pt" fo:language="none" fo:country="none" style:font-size-asian="10pt" style:font-size-complex="10pt"/>
    </style:style>
    <style:style style:name="P86" style:family="paragraph" style:parent-style-name="Standard">
      <style:paragraph-properties fo:margin-left="0cm" fo:margin-right="0cm" fo:text-indent="0.979cm" style:auto-text-indent="false" style:text-autospace="none"/>
      <style:text-properties fo:color="#800000" fo:font-size="10pt" fo:language="none" fo:country="none" style:font-size-asian="10pt" style:font-size-complex="10pt"/>
    </style:style>
    <style:style style:name="P87" style:family="paragraph" style:parent-style-name="Standard">
      <style:paragraph-properties fo:margin-left="0cm" fo:margin-right="0cm" fo:text-indent="0.979cm" style:auto-text-indent="false" style:text-autospace="none"/>
      <style:text-properties fo:color="#800000" fo:font-size="10pt" fo:language="none" fo:country="none" style:font-size-asian="10pt" style:font-size-complex="10pt"/>
    </style:style>
    <style:style style:name="P88" style:family="paragraph" style:parent-style-name="Standard">
      <style:paragraph-properties fo:margin-left="0cm" fo:margin-right="0cm" fo:text-indent="0.953cm" style:auto-text-indent="false"/>
    </style:style>
    <style:style style:name="P89" style:family="paragraph" style:parent-style-name="Standard">
      <style:paragraph-properties fo:margin-left="0cm" fo:margin-right="0cm" fo:text-indent="0.953cm" style:auto-text-indent="false" style:text-autospace="none"/>
    </style:style>
    <style:style style:name="P90" style:family="paragraph" style:parent-style-name="Standard">
      <style:paragraph-properties fo:margin-left="0cm" fo:margin-right="0cm" fo:text-indent="0.953cm" style:auto-text-indent="false" style:text-autospace="none"/>
    </style:style>
    <style:style style:name="P91" style:family="paragraph" style:parent-style-name="Standard">
      <style:paragraph-properties fo:margin-left="0cm" fo:margin-right="0cm" fo:text-indent="0.953cm" style:auto-text-indent="false" style:text-autospace="none"/>
    </style:style>
    <style:style style:name="P92" style:family="paragraph" style:parent-style-name="Standard">
      <style:paragraph-properties fo:margin-left="0cm" fo:margin-right="0cm" fo:text-indent="0.953cm" style:auto-text-indent="false" style:text-autospace="none"/>
    </style:style>
    <style:style style:name="P93" style:family="paragraph" style:parent-style-name="Standard">
      <style:paragraph-properties fo:margin-left="0cm" fo:margin-right="0cm" fo:text-indent="0.953cm" style:auto-text-indent="false" style:text-autospace="none"/>
    </style:style>
    <style:style style:name="P94" style:family="paragraph" style:parent-style-name="Standard">
      <style:paragraph-properties fo:margin-left="0cm" fo:margin-right="0cm" fo:text-indent="0.953cm" style:auto-text-indent="false" style:text-autospace="none"/>
    </style:style>
    <style:style style:name="P95" style:family="paragraph" style:parent-style-name="Standard">
      <style:paragraph-properties fo:margin-left="0cm" fo:margin-right="0cm" fo:text-indent="0.953cm" style:auto-text-indent="false" style:text-autospace="none"/>
    </style:style>
    <style:style style:name="P96" style:family="paragraph" style:parent-style-name="Standard">
      <style:paragraph-properties fo:margin-left="0cm" fo:margin-right="0cm" fo:text-indent="0.953cm" style:auto-text-indent="false" style:text-autospace="none"/>
    </style:style>
    <style:style style:name="P97" style:family="paragraph" style:parent-style-name="Standard">
      <style:paragraph-properties fo:margin-left="0cm" fo:margin-right="0cm" fo:text-indent="0.953cm" style:auto-text-indent="false" style:text-autospace="none"/>
    </style:style>
    <style:style style:name="P98" style:family="paragraph" style:parent-style-name="Standard">
      <style:paragraph-properties fo:margin-left="0cm" fo:margin-right="0cm" fo:text-indent="0.953cm" style:auto-text-indent="false" style:text-autospace="none"/>
    </style:style>
    <style:style style:name="P99" style:family="paragraph" style:parent-style-name="Standard">
      <style:paragraph-properties fo:margin-left="0cm" fo:margin-right="0cm" fo:text-indent="0.953cm" style:auto-text-indent="false" style:text-autospace="none"/>
    </style:style>
    <style:style style:name="P100" style:family="paragraph" style:parent-style-name="Standard">
      <style:paragraph-properties fo:margin-left="0cm" fo:margin-right="0cm" fo:text-indent="0.953cm" style:auto-text-indent="false" style:text-autospace="none"/>
    </style:style>
    <style:style style:name="P101" style:family="paragraph" style:parent-style-name="Standard">
      <style:paragraph-properties fo:margin-left="0cm" fo:margin-right="0cm" fo:text-indent="0.953cm" style:auto-text-indent="false" style:text-autospace="none"/>
    </style:style>
    <style:style style:name="P102" style:family="paragraph" style:parent-style-name="Standard">
      <style:paragraph-properties fo:margin-left="0cm" fo:margin-right="0cm" fo:text-indent="0.953cm" style:auto-text-indent="false" style:text-autospace="none"/>
    </style:style>
    <style:style style:name="P103" style:family="paragraph" style:parent-style-name="Standard">
      <style:paragraph-properties fo:margin-left="0cm" fo:margin-right="0cm" fo:text-indent="0.953cm" style:auto-text-indent="false" style:text-autospace="none"/>
    </style:style>
    <style:style style:name="P104" style:family="paragraph" style:parent-style-name="Standard">
      <style:paragraph-properties fo:margin-left="0cm" fo:margin-right="0cm" fo:text-indent="0.953cm" style:auto-text-indent="false" style:text-autospace="none"/>
    </style:style>
    <style:style style:name="P105" style:family="paragraph" style:parent-style-name="Standard">
      <style:paragraph-properties fo:margin-left="0cm" fo:margin-right="0cm" fo:text-indent="0.953cm" style:auto-text-indent="false" style:text-autospace="none"/>
    </style:style>
    <style:style style:name="T1" style:family="text">
      <style:text-properties fo:font-size="10pt"/>
    </style:style>
    <style:style style:name="T2" style:family="text">
      <style:text-properties fo:color="#008000" fo:font-size="10pt" fo:language="none" fo:country="none" style:font-size-asian="10pt" style:font-size-complex="10pt"/>
    </style:style>
    <style:style style:name="T3" style:family="text">
      <style:text-properties fo:color="#008000" fo:language="none" fo:country="none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0pt" fo:language="none" fo:country="none" style:font-size-asian="10pt" style:font-size-complex="10pt"/>
    </style:style>
    <style:style style:name="T6" style:family="text">
      <style:text-properties style:use-window-font-color="true" fo:font-size="10pt" fo:language="none" fo:country="none" fo:font-style="normal" style:font-size-asian="10pt" style:font-style-asian="normal" style:font-size-complex="10pt" style:font-style-complex="normal"/>
    </style:style>
    <style:style style:name="T7" style:family="text">
      <style:text-properties style:use-window-font-color="true" fo:language="none" fo:country="none"/>
    </style:style>
    <style:style style:name="T8" style:family="text">
      <style:text-properties fo:color="#800000"/>
    </style:style>
    <style:style style:name="T9" style:family="text">
      <style:text-properties fo:color="#800000" fo:language="none" fo:country="none"/>
    </style:style>
    <style:style style:name="T10" style:family="text">
      <style:text-properties fo:color="#000080" fo:language="none" fo:country="none"/>
    </style:style>
    <style:style style:name="T11" style:family="text">
      <style:text-properties fo:color="#0000ff" fo:font-size="10pt" fo:language="none" fo:country="none" style:font-size-asian="10pt" style:font-size-complex="10pt"/>
    </style:style>
    <style:style style:name="T12" style:family="text">
      <style:text-properties fo:color="#0000ff" fo:font-size="10pt" fo:language="none" fo:country="none" fo:font-style="normal" style:font-size-asian="10pt" style:font-style-asian="normal" style:font-size-complex="10pt" style:font-style-complex="normal"/>
    </style:style>
    <style:style style:name="T13" style:family="text">
      <style:text-properties fo:color="#0000ff" fo:language="none" fo:country="none"/>
    </style:style>
    <style:style style:name="T14" style:family="text">
      <style:text-properties fo:language="none" fo:country="none"/>
    </style:style>
    <style:style style:name="T15" style:family="text">
      <style:text-properties style:font-size-asian="10pt"/>
    </style:style>
    <style:style style:name="T16" style:family="text">
      <style:text-properties style:font-size-complex="1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color="#a31515" fo:font-size="10pt" fo:language="none" fo:country="none" style:font-size-asian="10pt" style:font-size-complex="10pt"/>
    </style:style>
    <style:style style:name="T20" style:family="text">
      <style:text-properties fo:color="#a31515" fo:font-size="10pt" fo:language="none" fo:country="none" fo:font-style="normal" style:font-size-asian="10pt" style:font-style-asian="normal" style:font-size-complex="10pt" style:font-style-complex="normal"/>
    </style:style>
    <style:style style:name="T21" style:family="text">
      <style:text-properties fo:color="#a31515" fo:language="none" fo:country="non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color="#ff0000" fo:font-size="10pt" fo:language="none" fo:country="none" style:font-size-asian="10pt" style:font-size-complex="10pt"/>
    </style:style>
    <style:style style:name="T25" style:family="text">
      <style:text-properties fo:color="#ff0000" fo:font-size="10pt" fo:language="none" fo:country="none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101cm" text:min-label-width="0.289cm"/>
        <style:text-properties style:font-name="StarSymbol1"/>
      </text:list-level-style-bullet>
      <text:list-level-style-bullet text:level="2" text:style-name="Bullet_20_Symbols" style:num-suffix="." text:bullet-char="—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—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—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—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—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—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—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—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—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VSImageMetaData.dll</text:h>
      <text:p text:style-name="Text_20_body">Компонента предназначена для получения метаданных из графических файлов; представляет собой COM-класс <text:span text:style-name="T17">CImageMetaDataParser</text:span>, реализующий интерфейс <text:span text:style-name="T18">IImageMetaDataParser</text:span><text:span text:style-name="T23">.</text:span> Конечный результат выдается клиенту в виде XML с описанием метаданных.</text:p>
      <text:p text:style-name="Text_20_body">В текущей версии 1.0.0.13 (2009.06.30) реализованы следующие функциональные возможности:</text:p>
      <text:list text:style-name="L1">
        <text:list-item>
          <text:p text:style-name="P4">Извлечение Exif- и IPTC-метаданных из jpeg-файлов</text:p>
        </text:list-item>
        <text:list-item>
          <text:p text:style-name="P4">Извлечение Exif- и Tiff-медананных из файлов, представляющих собой „сырые“ данные фотокамер (raw-файлы). Для поддержки этой функциональности требуется библиотека AVSImageRaw3.dll, версии не ниже 0.3.0.53</text:p>
        </text:list-item>
        <text:list-item>
          <text:p text:style-name="P4">Классификация Tiff-метаданных по категориям (<text:span text:style-name="T17">common</text:span>, <text:span text:style-name="T18">exif</text:span>, <text:span text:style-name="T17">gps</text:span>, <text:span text:style-name="T17">interoperability</text:span>, <text:span text:style-name="T17">camerainfo</text:span>, <text:span text:style-name="T17">effects</text:span>, <text:span text:style-name="T17">borders</text:span>, <text:span text:style-name="T17">sub</text:span>, <text:span text:style-name="T17">thumbnail</text:span>, <text:span text:style-name="T17">additional N</text:span>, <text:span text:style-name="T17">makernote</text:span>)</text:p>
        </text:list-item>
        <text:list-item>
          <text:p text:style-name="P4">Разбор тегов специального поля <text:span text:style-name="T17">makernote</text:span> реализован для различных распространенных производителей камер (Canon, Casio, Fujifilm, Nikon, Olympus, Panasonic, Sony)</text:p>
        </text:list-item>
        <text:list-item>
          <text:p text:style-name="P4">Выдача метаданных в виде XML общего вида или специального вида для каждого типа метаданных, настройки конвертации XML (режим вывода неизвестных тегов, режим вывода тегов makernote)</text:p>
        </text:list-item>
      </text:list>
      <text:h text:style-name="Heading_20_2" text:outline-level="2">Использование компонента</text:h>
      <text:p text:style-name="Text_20_body">При помощи метода <text:span text:style-name="T17">IImageMetaDataParser::ParseFile</text:span> или <text:span text:style-name="T17">IImageMetaDataParser::ParseStream</text:span> производится разбор данных и поиск метаданных. Число доступных типов метаданных для разобранного файла возвращается значением <text:span text:style-name="T17">IImageMetaDataParser::AvailDataTypeCount</text:span>. После этого можно получить типы найденных метаданных и интерфейсы для работы с ними при помощи методов <text:span text:style-name="T17">IImageMetaDataParser::MetaDataType</text:span> и <text:span text:style-name="T17">IImageMetaDataParser::MetaData</text:span> соответственно.</text:p>
      <text:p text:style-name="P3">Получив интерфейс через метод <text:span text:style-name="T17">IImageMetaDataParser::MetaData</text:span>, мы можем запросить общий для всех метаданных интерфейс <text:span text:style-name="T17">IImageMetaDataCommon</text:span><text:span text:style-name="T22"> или специфичный для этого типа метаданных интерфейс, унаследованный от <text:s/></text:span><text:span text:style-name="T17">IImageMetaDataCommon </text:span><text:span text:style-name="T22">(напрмер, </text:span><text:span text:style-name="T17">IimageMetaDataExif</text:span><text:span text:style-name="T22">)</text:span>.</text:p>
      <text:p text:style-name="Text_20_body">Через интерфейс <text:s/><text:span text:style-name="T17">IImageMetaDataCommon</text:span><text:span text:style-name="T22"> можем запросить описание метаданных в виде XML общего вида (метод </text:span><text:span text:style-name="T17">IImageMetaDataCommon::GetCommonXML</text:span><text:span text:style-name="T22">) или специфичного для данного типа метаданных (метод </text:span><text:span text:style-name="T17">IImageMetaDataCommon::GetXML</text:span><text:span text:style-name="T22">)</text:span></text:p>
      <text:p text:style-name="Text_20_body"><text:span text:style-name="T22">Пример использования на C#:</text:span></text:p>
      <text:p text:style-name="P11">// разбираем файл с именем fileName</text:p>
      <text:p text:style-name="P33">DataParser.ParseFile(fileName, 0);</text:p>
      <text:p text:style-name="P33"/>
      <text:p text:style-name="P40">// проходим по всем типам метаданных, имеющимся в файле</text:p>
      <text:p text:style-name="P18"><text:span text:style-name="T11">for</text:span><text:span text:style-name="T5"> (</text:span><text:span text:style-name="T11">uint</text:span><text:span text:style-name="T5"> i = 0; i &lt; DataParser.AvailDataTypeCount; i++)</text:span></text:p>
      <text:p text:style-name="P33">{</text:p>
      <text:p text:style-name="P18"><text:span text:style-name="T5"><text:s text:c="4"/></text:span><text:span text:style-name="T2">// получить XML, специфичную для данного типа метаданных <text:s text:c="3"/></text:span></text:p>
      <text:p text:style-name="P18"><text:span text:style-name="T5"><text:s text:c="4"/></text:span><text:span text:style-name="T11">string</text:span><text:span text:style-name="T5"> xmlSpecific = (DataParser.MetaData(i) </text:span><text:span text:style-name="T11">as</text:span><text:span text:style-name="T5"> AVSImageMetaData.IImageMetaDataCommon).GetXML(0);</text:span></text:p>
      <text:p text:style-name="P33"><text:s text:c="4"/></text:p>
      <text:p text:style-name="P18"><text:span text:style-name="T5"><text:s text:c="4"/></text:span><text:span text:style-name="T2">// получить XML общего вида</text:span></text:p>
      <text:p text:style-name="P18"><text:soft-page-break/><text:span text:style-name="T5"><text:s text:c="4"/></text:span><text:span text:style-name="T11">string</text:span><text:span text:style-name="T5"> xmlCommon = (DataParser.MetaData(i) </text:span><text:span text:style-name="T11">as</text:span><text:span text:style-name="T5"> AVSImageMetaData.IImageMetaDataCommon).GetCommonXML(0);</text:span></text:p>
      <text:p text:style-name="P18"><text:span text:style-name="T5">}</text:span></text:p>
      <text:h text:style-name="Heading_20_2" text:outline-level="2">Формат XML</text:h>
      <text:p text:style-name="Text_20_body">Для каждого из типов метаданных результат выдается в виде специфической для данного типа XML, каждая из них может быть преобразована к XML общего вида.</text:p>
      <text:h text:style-name="Heading_20_3" text:outline-level="3">Общий для всех типов метаданных формат XML </text:h>
      <text:p text:style-name="Text_20_body">Формат содержит теги метаданных в виде [<text:span text:style-name="T17">имя тега</text:span>, <text:span text:style-name="T17">значение</text:span>, <text:span text:style-name="T17">описание</text:span>, <text:span text:style-name="T17">категория</text:span>]. Формат предназначен для выдачи описания метаданных клиентскому приложению в виде, пригодном для непосредственного отображения пользователю.</text:p>
      <text:p text:style-name="Text_20_body">Формальное описание XML см. тут: XML\ImageMetaDataCommonSchema.xsd</text:p>
      <text:p text:style-name="Text_20_body">Пример фрагмента XML общего типа:</text:p>
      <text:p text:style-name="P18"><text:span text:style-name="T11">&lt;?</text:span><text:span text:style-name="T19">xml</text:span><text:span text:style-name="T11"> </text:span><text:span text:style-name="T24">version</text:span><text:span text:style-name="T11">=</text:span><text:span text:style-name="T5">"</text:span><text:span text:style-name="T11">1.0</text:span><text:span text:style-name="T5">"</text:span><text:span text:style-name="T11"> </text:span><text:span text:style-name="T24">encoding</text:span><text:span text:style-name="T11">=</text:span><text:span text:style-name="T5">"</text:span><text:span text:style-name="T11">utf-8</text:span><text:span text:style-name="T5">"</text:span><text:span text:style-name="T11">?&gt;</text:span></text:p>
      <text:p text:style-name="P18"><text:span text:style-name="T11">&lt;</text:span><text:span text:style-name="T19">AVSImageMetaDataCommon</text:span><text:span text:style-name="T11">&gt;</text:span></text:p>
      <text:p text:style-name="P18"><text:span text:style-name="T11"><text:s text:c="2"/>&lt;</text:span><text:span text:style-name="T19">CommonTag</text:span><text:span text:style-name="T11">&gt;</text:span></text:p>
      <text:p text:style-name="P18"><text:span text:style-name="T11"><text:s text:c="4"/>&lt;</text:span><text:span text:style-name="T19">Name</text:span><text:span text:style-name="T11">&gt;</text:span><text:span text:style-name="T5">ImageWidth</text:span><text:span text:style-name="T11">&lt;/</text:span><text:span text:style-name="T19">Name</text:span><text:span text:style-name="T11">&gt; <text:s text:c="3"/>&lt;</text:span><text:span text:style-name="T19">Value</text:span><text:span text:style-name="T11">&gt;</text:span><text:span text:style-name="T5">3872</text:span><text:span text:style-name="T11">&lt;/</text:span><text:span text:style-name="T19">Value</text:span><text:span text:style-name="T11">&gt; <text:s text:c="3"/>&lt;</text:span><text:span text:style-name="T19">Description</text:span><text:span text:style-name="T11">&gt;</text:span><text:span text:style-name="T5">Image width</text:span><text:span text:style-name="T11">&lt;/</text:span><text:span text:style-name="T19">Description</text:span><text:span text:style-name="T11">&gt; <text:s text:c="3"/>&lt;</text:span><text:span text:style-name="T19">Category</text:span><text:span text:style-name="T11">&gt;</text:span><text:span text:style-name="T5">common</text:span><text:span text:style-name="T11">&lt;/</text:span><text:span text:style-name="T19">Category</text:span><text:span text:style-name="T11">&gt; </text:span></text:p>
      <text:p text:style-name="P18"><text:span text:style-name="T11">&lt;/</text:span><text:span text:style-name="T19">CommonTag</text:span><text:span text:style-name="T11">&gt;</text:span></text:p>
      <text:p text:style-name="P18"><text:span text:style-name="T11"><text:s text:c="2"/>&lt;</text:span><text:span text:style-name="T19">CommonTag</text:span><text:span text:style-name="T11">&gt;</text:span></text:p>
      <text:p text:style-name="P18"><text:span text:style-name="T11"><text:s text:c="4"/>&lt;</text:span><text:span text:style-name="T19">Name</text:span><text:span text:style-name="T11">&gt;</text:span><text:span text:style-name="T5">Make</text:span><text:span text:style-name="T11">&lt;/</text:span><text:span text:style-name="T19">Name</text:span><text:span text:style-name="T11">&gt; <text:s text:c="3"/>&lt;</text:span><text:span text:style-name="T19">Value</text:span><text:span text:style-name="T11">&gt;</text:span><text:span text:style-name="T5">SONY</text:span><text:span text:style-name="T11">&lt;/</text:span><text:span text:style-name="T19">Value</text:span><text:span text:style-name="T11">&gt; <text:s text:c="3"/>&lt;</text:span><text:span text:style-name="T19">Description</text:span><text:span text:style-name="T11">&gt;</text:span><text:span text:style-name="T5">Image input equipment manufacturer</text:span><text:span text:style-name="T11">&lt;/</text:span><text:span text:style-name="T19">Description</text:span><text:span text:style-name="T11">&gt; <text:s text:c="3"/>&lt;</text:span><text:span text:style-name="T19">Category</text:span><text:span text:style-name="T11">&gt;</text:span><text:span text:style-name="T5">common</text:span><text:span text:style-name="T11">&lt;/</text:span><text:span text:style-name="T19">Category</text:span><text:span text:style-name="T11">&gt;</text:span></text:p>
      <text:p text:style-name="P18"><text:span text:style-name="T11"><text:s text:c="2"/>&lt;/</text:span><text:span text:style-name="T19">CommonTag</text:span><text:span text:style-name="T11">&gt;</text:span></text:p>
      <text:p text:style-name="P18"><text:span text:style-name="T11"><text:s text:c="2"/>&lt;</text:span><text:span text:style-name="T19">CommonTag</text:span><text:span text:style-name="T11">&gt;</text:span></text:p>
      <text:p text:style-name="P18"><text:span text:style-name="T11"><text:s text:c="4"/>&lt;</text:span><text:span text:style-name="T19">Name</text:span><text:span text:style-name="T11">&gt;</text:span><text:span text:style-name="T5">ExposureTime</text:span><text:span text:style-name="T11">&lt;/</text:span><text:span text:style-name="T19">Name</text:span><text:span text:style-name="T11">&gt; <text:s text:c="3"/>&lt;</text:span><text:span text:style-name="T19">Value</text:span><text:span text:style-name="T11">&gt;</text:span><text:span text:style-name="T5">0.00625</text:span><text:span text:style-name="T11">&lt;/</text:span><text:span text:style-name="T19">Value</text:span><text:span text:style-name="T11">&gt; <text:s text:c="3"/>&lt;</text:span><text:span text:style-name="T19">Description</text:span><text:span text:style-name="T11">&gt;</text:span><text:span text:style-name="T5">Exposure time</text:span><text:span text:style-name="T11">&lt;/</text:span><text:span text:style-name="T19">Description</text:span><text:span text:style-name="T11">&gt; <text:s text:c="3"/>&lt;</text:span><text:span text:style-name="T19">Category</text:span><text:span text:style-name="T11">&gt;</text:span><text:span text:style-name="T5">exif</text:span><text:span text:style-name="T11">&lt;/</text:span><text:span text:style-name="T19">Category</text:span><text:span text:style-name="T11">&gt;</text:span></text:p>
      <text:p text:style-name="P18"><text:span text:style-name="T11"><text:s text:c="2"/>&lt;/</text:span><text:span text:style-name="T19">CommonTag</text:span><text:span text:style-name="T11">&gt;</text:span></text:p>
      <text:p text:style-name="P18"><text:span text:style-name="T11"><text:s text:c="2"/>&lt;</text:span><text:span text:style-name="T19">CommonTag</text:span><text:span text:style-name="T11">&gt;</text:span></text:p>
      <text:p text:style-name="P18"><text:span text:style-name="T11"><text:s text:c="4"/>&lt;</text:span><text:span text:style-name="T19">Name</text:span><text:span text:style-name="T11">&gt;</text:span><text:span text:style-name="T5">Compression</text:span><text:span text:style-name="T11">&lt;/</text:span><text:span text:style-name="T19">Name</text:span><text:span text:style-name="T11">&gt; <text:s text:c="3"/>&lt;</text:span><text:span text:style-name="T19">Value</text:span><text:span text:style-name="T11">&gt;</text:span><text:span text:style-name="T5">6</text:span><text:span text:style-name="T11">&lt;/</text:span><text:span text:style-name="T19">Value</text:span><text:span text:style-name="T11">&gt; <text:s text:c="3"/>&lt;</text:span><text:span text:style-name="T19">Description</text:span><text:span text:style-name="T11">&gt;</text:span><text:span text:style-name="T5">Compression scheme</text:span><text:span text:style-name="T11">&lt;/</text:span><text:span text:style-name="T19">Description</text:span><text:span text:style-name="T11">&gt; <text:s text:c="3"/>&lt;</text:span><text:span text:style-name="T19">Category</text:span><text:span text:style-name="T11">&gt;</text:span><text:span text:style-name="T5">thumbnail</text:span><text:span text:style-name="T11">&lt;/</text:span><text:span text:style-name="T19">Category</text:span><text:span text:style-name="T11">&gt;</text:span></text:p>
      <text:p text:style-name="P18"><text:span text:style-name="T11"><text:s text:c="2"/>&lt;/</text:span><text:span text:style-name="T19">CommonTag</text:span><text:span text:style-name="T11">&gt;</text:span></text:p>
      <text:p text:style-name="P18"><text:span text:style-name="T11">&lt;/</text:span><text:span text:style-name="T19">AVSImageMetaDataCommon</text:span><text:span text:style-name="T11">&gt;</text:span></text:p>
      <text:p text:style-name="P13"/>
      <text:h text:style-name="Heading_20_3" text:outline-level="3">Формат XML для описания Exif</text:h>
      <text:p text:style-name="Text_20_body">Формат содержит информацию о тегах метаданных в соответствии со спецификацией Exif. Дополнительно вводиться аттрибут, который характеризует категорию тега. Идентификаторы тегов (<text:span text:style-name="T17">tagid</text:span>) всех категорий за исключением категории “<text:span text:style-name="T17">makernote”</text:span> соответствуют стандартам tiff/exif; значение тегов категории <text:span text:style-name="T17">makernote</text:span><text:span text:style-name="T22"> различаются для разных производителей и моделей камер. Формальное описание XML см. тут: XML\ImageMetaDataExifShema.xsd</text:span></text:p>
      <text:p text:style-name="P13">Пример фрагмента XML с Exif-метаданными:</text:p>
      <text:p text:style-name="P13"/>
      <text:p text:style-name="P89"><text:span text:style-name="T11">&lt;?</text:span><text:span text:style-name="T19">xml</text:span><text:span text:style-name="T11"> </text:span><text:span text:style-name="T24">version</text:span><text:span text:style-name="T11">=</text:span><text:span text:style-name="T5">"</text:span><text:span text:style-name="T11">1.0</text:span><text:span text:style-name="T5">"</text:span><text:span text:style-name="T11"> </text:span><text:span text:style-name="T24">encoding</text:span><text:span text:style-name="T11">=</text:span><text:span text:style-name="T5">"</text:span><text:span text:style-name="T11">utf-8</text:span><text:span text:style-name="T5">"</text:span><text:span text:style-name="T11">?&gt;</text:span></text:p>
      <text:p text:style-name="P89"><text:span text:style-name="T11">&lt;</text:span><text:span text:style-name="T19">AVSImageMetaDataExif</text:span><text:span text:style-name="T11">&gt;</text:span></text:p>
      <text:p text:style-name="P89"><text:span text:style-name="T11"><text:s text:c="2"/>&lt;</text:span><text:span text:style-name="T19">Tag</text:span><text:span text:style-name="T11">&gt;</text:span></text:p>
      <text:p text:style-name="P89"><text:span text:style-name="T11"><text:s text:c="4"/>&lt;</text:span><text:span text:style-name="T19">ExifTag</text:span><text:span text:style-name="T11"> </text:span><text:span text:style-name="T24">tagid</text:span><text:span text:style-name="T11">=</text:span><text:span text:style-name="T5">"</text:span><text:span text:style-name="T11">271</text:span><text:span text:style-name="T5">"</text:span><text:span text:style-name="T11"> </text:span><text:span text:style-name="T24">type</text:span><text:span text:style-name="T11">=</text:span><text:span text:style-name="T5">"</text:span><text:span text:style-name="T11">2</text:span><text:span text:style-name="T5">"</text:span><text:span text:style-name="T11"> </text:span><text:span text:style-name="T24">count</text:span><text:span text:style-name="T11">=</text:span><text:span text:style-name="T5">"</text:span><text:span text:style-name="T11">18</text:span><text:span text:style-name="T5">"</text:span><text:span text:style-name="T11">&gt;</text:span><text:span text:style-name="T5">NIKON CORPORATION</text:span><text:span text:style-name="T11">&lt;/</text:span><text:span text:style-name="T19">ExifTag</text:span><text:span text:style-name="T11">&gt;</text:span></text:p>
      <text:p text:style-name="P89"><text:span text:style-name="T11"><text:s text:c="2"/>&lt;/</text:span><text:span text:style-name="T19">Tag</text:span><text:span text:style-name="T11">&gt;</text:span></text:p>
      <text:p text:style-name="P89"><text:soft-page-break/><text:span text:style-name="T11"><text:s text:c="2"/>&lt;</text:span><text:span text:style-name="T19">Tag</text:span><text:span text:style-name="T11">&gt;</text:span></text:p>
      <text:p text:style-name="P89"><text:span text:style-name="T11"><text:s text:c="4"/>&lt;</text:span><text:span text:style-name="T19">ExifTag</text:span><text:span text:style-name="T11"> </text:span><text:span text:style-name="T24">tagid</text:span><text:span text:style-name="T11">=</text:span><text:span text:style-name="T5">"</text:span><text:span text:style-name="T11">33434</text:span><text:span text:style-name="T5">"</text:span><text:span text:style-name="T11"> </text:span><text:span text:style-name="T24">type</text:span><text:span text:style-name="T11">=</text:span><text:span text:style-name="T5">"</text:span><text:span text:style-name="T11">5</text:span><text:span text:style-name="T5">"</text:span><text:span text:style-name="T11"> </text:span><text:span text:style-name="T24">count</text:span><text:span text:style-name="T11">=</text:span><text:span text:style-name="T5">"</text:span><text:span text:style-name="T11">1</text:span><text:span text:style-name="T5">"</text:span><text:span text:style-name="T11"> </text:span><text:span text:style-name="T24">category</text:span><text:span text:style-name="T11">=</text:span><text:span text:style-name="T5">"</text:span><text:span text:style-name="T11">exif</text:span><text:span text:style-name="T5">"</text:span><text:span text:style-name="T11">&gt;</text:span><text:span text:style-name="T5">0.0125</text:span><text:span text:style-name="T11">&lt;/</text:span><text:span text:style-name="T19">ExifTag</text:span><text:span text:style-name="T11">&gt;</text:span></text:p>
      <text:p text:style-name="P89"><text:span text:style-name="T11"><text:s text:c="2"/>&lt;/</text:span><text:span text:style-name="T19">Tag</text:span><text:span text:style-name="T11">&gt;</text:span></text:p>
      <text:p text:style-name="P89"><text:span text:style-name="T11"><text:s text:c="2"/>&lt;</text:span><text:span text:style-name="T19">Tag</text:span><text:span text:style-name="T11">&gt;</text:span></text:p>
      <text:p text:style-name="P89"><text:span text:style-name="T11"><text:s text:c="4"/>&lt;</text:span><text:span text:style-name="T19">ExifTag</text:span><text:span text:style-name="T11"> </text:span><text:span text:style-name="T24">tagid</text:span><text:span text:style-name="T11">=</text:span><text:span text:style-name="T5">"</text:span><text:span text:style-name="T11">4</text:span><text:span text:style-name="T5">"</text:span><text:span text:style-name="T11"> </text:span><text:span text:style-name="T24">type</text:span><text:span text:style-name="T11">=</text:span><text:span text:style-name="T5">"</text:span><text:span text:style-name="T11">2</text:span><text:span text:style-name="T5">"</text:span><text:span text:style-name="T11"> </text:span><text:span text:style-name="T24">count</text:span><text:span text:style-name="T11">=</text:span><text:span text:style-name="T5">"</text:span><text:span text:style-name="T11">8</text:span><text:span text:style-name="T5">"</text:span><text:span text:style-name="T11"> </text:span><text:span text:style-name="T24">category</text:span><text:span text:style-name="T11">=</text:span><text:span text:style-name="T5">"</text:span><text:span text:style-name="T11">makernote</text:span><text:span text:style-name="T5">"</text:span><text:span text:style-name="T11"> </text:span><text:span text:style-name="T24">categoryid</text:span><text:span text:style-name="T11">=</text:span><text:span text:style-name="T5">"</text:span><text:span text:style-name="T11">2</text:span><text:span text:style-name="T5">"</text:span><text:span text:style-name="T11">&gt;</text:span><text:span text:style-name="T5">FINE <text:s text:c="2"/></text:span><text:span text:style-name="T11">&lt;/</text:span><text:span text:style-name="T19">ExifTag</text:span><text:span text:style-name="T11">&gt;</text:span></text:p>
      <text:p text:style-name="P89"><text:span text:style-name="T11"><text:s text:c="2"/>&lt;/</text:span><text:span text:style-name="T19">Tag</text:span><text:span text:style-name="T11">&gt;</text:span></text:p>
      <text:p text:style-name="P89"><text:span text:style-name="T11">&lt;/</text:span><text:span text:style-name="T19">AVSImageMetaDataExif</text:span><text:span text:style-name="T11">&gt;</text:span></text:p>
      <text:p text:style-name="Text_20_body"/>
      <text:p text:style-name="Text_20_body">Поле с <text:span text:style-name="T17">tagid = 271,</text:span><text:span text:style-name="T22"> в соответствии со стандартом Exif имеет значение </text:span><text:span text:style-name="T17">TagName: Image input equipment manufacturer</text:span><text:span text:style-name="T22">, </text:span><text:span text:style-name="T17">FieldName: </text:span><text:span text:style-name="T22">Make (“</text:span><text:span text:style-name="T6">NIKON CORPORATION</text:span><text:span text:style-name="T22">”); поле с </text:span><text:span text:style-name="T17">tagid = 33434 </text:span><text:span text:style-name="T22">имеет значение </text:span><text:span text:style-name="T17">TagName: Exposure time</text:span><text:span text:style-name="T22">, </text:span><text:span text:style-name="T17">FieldName: ExposureTime</text:span><text:span text:style-name="T22"> (“</text:span><text:span text:style-name="T6">0.0125</text:span><text:span text:style-name="T22">”), дополнительно указано, что поле относится к категории метаданных “</text:span><text:span text:style-name="T17">exif”</text:span></text:p>
      <text:p text:style-name="Text_20_body"><text:span text:style-name="T22">Поле с категорией “</text:span><text:span text:style-name="T17">makernote”</text:span><text:span text:style-name="T22"> и </text:span><text:span text:style-name="T17">tagid = 4</text:span><text:span text:style-name="T22"> специфично для камер Nikon и соответствует значению </text:span><text:span text:style-name="T17">FieldName: Quality </text:span><text:span text:style-name="T22">(“</text:span><text:span text:style-name="T6">FINE <text:s/></text:span><text:span text:style-name="T22">”)</text:span></text:p>
      <text:p text:style-name="Text_20_body"><text:span text:style-name="T22">Конвертация Exif-данных в общий формат производится по специальной таблице (XML, хранящаяся в ресурсах dll), в которой идентификаторам тегов поставлены в соответствие имена и описание тегов.</text:span></text:p>
      <text:p text:style-name="Text_20_body"><text:span text:style-name="T22">Настройки конвертации передаются через метод </text:span><text:span text:style-name="T17">SetAdditionalParam</text:span><text:span text:style-name="T22"> интерфейса <text:s/></text:span><text:span text:style-name="T17">IimageMetaDataCommon:</text:span></text:p>
      <text:list text:style-name="L1">
        <text:list-item>
          <text:p text:style-name="P4">Имя параметра “FLAG_RAWMAKERNOTE”, значение VARIANT_TRUE или <text:s/>VARIANT_FALSE: режим вывода „сырых“ данных, записанных в категорию makernote.</text:p>
        </text:list-item>
        <text:list-item>
          <text:p text:style-name="P10">Имя параметра “FLAG_USEUNKNOWN”, значение VARIANT_TRUE или <text:s/>VARIANT_FALSE: режим конвертации неизвестных тегов.</text:p>
        </text:list-item>
      </text:list>
      <text:h text:style-name="Heading_20_3" text:outline-level="3"><text:span text:style-name="T22">Формат XML для описания IPTC</text:span></text:h>
      <text:p text:style-name="Text_20_body"><text:span text:style-name="T22">Формат содержит информацию о тегах метаданных в соответствии со спецификацией IPTC.</text:span></text:p>
      <text:p text:style-name="Text_20_body"><text:span text:style-name="T22">Формальное описание XML см. тут: XML\ImageMetaDataIPTCShema.xsd</text:span></text:p>
      <text:p text:style-name="P13"><text:span text:style-name="T22">Пример фрагмента XML с IPTC-метаданными:</text:span></text:p>
      <text:p text:style-name="P13"><text:span text:style-name="T22"/></text:p>
      <text:p text:style-name="P88"><text:span text:style-name="T12">&lt;?</text:span><text:span text:style-name="T20">xml</text:span><text:span text:style-name="T12"> </text:span><text:span text:style-name="T25">version</text:span><text:span text:style-name="T12">=</text:span><text:span text:style-name="T6">"</text:span><text:span text:style-name="T12">1.0</text:span><text:span text:style-name="T6">"</text:span><text:span text:style-name="T12"> </text:span><text:span text:style-name="T25">encoding</text:span><text:span text:style-name="T12">=</text:span><text:span text:style-name="T6">"</text:span><text:span text:style-name="T12">utf-8</text:span><text:span text:style-name="T6">"</text:span><text:span text:style-name="T12">?&gt;</text:span></text:p>
      <text:p text:style-name="P89"><text:span text:style-name="T11">&lt;</text:span><text:span text:style-name="T19">AVSImageMetaDataIPTC</text:span><text:span text:style-name="T11">&gt;</text:span></text:p>
      <text:p text:style-name="P89"><text:span text:style-name="T11"><text:s text:c="2"/>&lt;</text:span><text:span text:style-name="T19">IPTCTag</text:span><text:span text:style-name="T11"> </text:span><text:span text:style-name="T24">recordid</text:span><text:span text:style-name="T11">=</text:span><text:span text:style-name="T5">"</text:span><text:span text:style-name="T11">2</text:span><text:span text:style-name="T5">"</text:span><text:span text:style-name="T11"> </text:span><text:span text:style-name="T24">tagid</text:span><text:span text:style-name="T11">=</text:span><text:span text:style-name="T5">"</text:span><text:span text:style-name="T11">55</text:span><text:span text:style-name="T5">"</text:span><text:span text:style-name="T11"> </text:span><text:span text:style-name="T24">tagname</text:span><text:span text:style-name="T11">=</text:span><text:span text:style-name="T5">"</text:span><text:span text:style-name="T11">Date Created</text:span><text:span text:style-name="T5">"</text:span><text:span text:style-name="T11"> </text:span><text:span text:style-name="T24">typeid</text:span><text:span text:style-name="T11">=</text:span><text:span text:style-name="T5">"</text:span><text:span text:style-name="T11">7</text:span><text:span text:style-name="T5">"</text:span><text:span text:style-name="T11"> </text:span><text:span text:style-name="T24">typename</text:span><text:span text:style-name="T11">=</text:span><text:span text:style-name="T5">"</text:span><text:span text:style-name="T11">Date</text:span><text:span text:style-name="T5">"</text:span><text:span text:style-name="T11"> </text:span><text:span text:style-name="T24">size</text:span><text:span text:style-name="T11">=</text:span><text:span text:style-name="T5">"</text:span><text:span text:style-name="T11">8</text:span><text:span text:style-name="T5">"</text:span><text:span text:style-name="T11">&gt;</text:span><text:span text:style-name="T5">20090519</text:span><text:span text:style-name="T11">&lt;/</text:span><text:span text:style-name="T19">IPTCTag</text:span><text:span text:style-name="T11">&gt;</text:span></text:p>
      <text:p text:style-name="P89"><text:span text:style-name="T11"><text:s text:c="2"/>&lt;</text:span><text:span text:style-name="T19">IPTCTag</text:span><text:span text:style-name="T11"> </text:span><text:span text:style-name="T24">recordid</text:span><text:span text:style-name="T11">=</text:span><text:span text:style-name="T5">"</text:span><text:span text:style-name="T11">2</text:span><text:span text:style-name="T5">"</text:span><text:span text:style-name="T11"> </text:span><text:span text:style-name="T24">tagid</text:span><text:span text:style-name="T11">=</text:span><text:span text:style-name="T5">"</text:span><text:span text:style-name="T11">90</text:span><text:span text:style-name="T5">"</text:span><text:span text:style-name="T11"> </text:span><text:span text:style-name="T24">tagname</text:span><text:span text:style-name="T11">=</text:span><text:span text:style-name="T5">"</text:span><text:span text:style-name="T11">City</text:span><text:span text:style-name="T5">"</text:span><text:span text:style-name="T11"> </text:span><text:span text:style-name="T24">typeid</text:span><text:span text:style-name="T11">=</text:span><text:span text:style-name="T5">"</text:span><text:span text:style-name="T11">5</text:span><text:span text:style-name="T5">"</text:span><text:span text:style-name="T11"> </text:span><text:span text:style-name="T24">typename</text:span><text:span text:style-name="T11">=</text:span><text:span text:style-name="T5">"</text:span><text:span text:style-name="T11">String</text:span><text:span text:style-name="T5">"</text:span><text:span text:style-name="T11"> </text:span><text:span text:style-name="T24">size</text:span><text:span text:style-name="T11">=</text:span><text:span text:style-name="T5">"</text:span><text:span text:style-name="T11">16</text:span><text:span text:style-name="T5">"</text:span><text:span text:style-name="T11">&gt;</text:span><text:span text:style-name="T5">Nizhniy Novgorod</text:span><text:span text:style-name="T11">&lt;/</text:span><text:span text:style-name="T19">IPTCTag</text:span><text:span text:style-name="T11">&gt;</text:span></text:p>
      <text:p text:style-name="P89"><text:span text:style-name="T11"><text:s text:c="2"/>&lt;</text:span><text:span text:style-name="T19">IPTCTag</text:span><text:span text:style-name="T11"> </text:span><text:span text:style-name="T24">recordid</text:span><text:span text:style-name="T11">=</text:span><text:span text:style-name="T5">"</text:span><text:span text:style-name="T11">2</text:span><text:span text:style-name="T5">"</text:span><text:span text:style-name="T11"> </text:span><text:span text:style-name="T24">tagid</text:span><text:span text:style-name="T11">=</text:span><text:span text:style-name="T5">"</text:span><text:span text:style-name="T11">92</text:span><text:span text:style-name="T5">"</text:span><text:span text:style-name="T11"> </text:span><text:span text:style-name="T24">tagname</text:span><text:span text:style-name="T11">=</text:span><text:span text:style-name="T5">"</text:span><text:span text:style-name="T11">Sub-location</text:span><text:span text:style-name="T5">"</text:span><text:span text:style-name="T11"> </text:span><text:span text:style-name="T24">typeid</text:span><text:span text:style-name="T11">=</text:span><text:span text:style-name="T5">"</text:span><text:span text:style-name="T11">5</text:span><text:span text:style-name="T5">"</text:span><text:span text:style-name="T11"> </text:span><text:span text:style-name="T24">typename</text:span><text:span text:style-name="T11">=</text:span><text:span text:style-name="T5">"</text:span><text:span text:style-name="T11">String</text:span><text:span text:style-name="T5">"</text:span><text:span text:style-name="T11"> </text:span><text:span text:style-name="T24">size</text:span><text:span text:style-name="T11">=</text:span><text:span text:style-name="T5">"</text:span><text:span text:style-name="T11">13</text:span><text:span text:style-name="T5">"</text:span><text:span text:style-name="T11">&gt;</text:span><text:span text:style-name="T5">Зеленый город</text:span><text:span text:style-name="T11">&lt;/</text:span><text:span text:style-name="T19">IPTCTag</text:span><text:span text:style-name="T11">&gt;</text:span></text:p>
      <text:p text:style-name="P89"><text:span text:style-name="T11">&lt;/</text:span><text:span text:style-name="T19">AVSImageMetaDataIPTC</text:span><text:span text:style-name="T11">&gt;</text:span></text:p>
      <text:p text:style-name="P12"><text:span text:style-name="T22"/></text:p>
      <text:h text:style-name="Heading_20_3" text:outline-level="3"/>
      <text:h text:style-name="P1" text:outline-level="2">Интерфейс <text:reference-ref text:reference-format="page" text:ref-name="IImageMetaDataParser"/><text:span text:style-name="T18">IImageMetaDataParser</text:span></text:h>
      <text:p text:style-name="P67"><text:reference-ref text:reference-format="page" text:ref-name="Interface"/><text:span text:style-name="T9">[ </text:span><text:span text:style-name="T7">object</text:span><text:span text:style-name="T9">, </text:span><text:span text:style-name="T7"><text:tab/>uuid</text:span><text:span text:style-name="T9">(</text:span><text:span text:style-name="T21">"9C564E31-0ED0-45e3-B447-71E308724130"</text:span><text:span text:style-name="T9">), <text:s/></text:span><text:span text:style-name="T7">dual</text:span><text:span text:style-name="T9">, </text:span><text:span text:style-name="T7">helpstring</text:span><text:span text:style-name="T9">(</text:span><text:span text:style-name="T21">"IImageMetaDataParser Interface"</text:span><text:span text:style-name="T9">), </text:span><text:span text:style-name="T7">pointer_default</text:span><text:span text:style-name="T9">(</text:span><text:span text:style-name="T7">unique</text:span><text:span text:style-name="T9">) ]</text:span></text:p>
      <text:p text:style-name="P67"><text:span text:style-name="T13">__interface</text:span><text:span text:style-name="T7"> IImageMetaDataParser</text:span><text:span text:style-name="T9">:</text:span><text:span text:style-name="T7"> IDispatch</text:span></text:p>
      <text:p text:style-name="P84">{</text:p>
      <text:p text:style-name="P67"><text:span text:style-name="T7"><text:tab/></text:span><text:span text:style-name="T3">/*!<text:tab/>\brief<text:tab/>Извлечение метаданных из файла</text:span></text:p>
      <text:p text:style-name="P40"><text:tab/>*<text:tab/>\param[in]<text:tab/>bstrFileName<text:tab/>Имя файла, строка BSTR</text:p>
      <text:p text:style-name="P40"><text:tab/>*<text:tab/>\param[in]<text:tab/>dwMode<text:tab/>Режим обработки (зарезервировано) */</text:p>
      <text:p text:style-name="P67"><text:span text:style-name="T7"><text:tab/></text:span><text:span text:style-name="T9">[</text:span><text:span text:style-name="T7">id</text:span><text:span text:style-name="T9">(</text:span><text:span text:style-name="T10">10000</text:span><text:span text:style-name="T7"> </text:span><text:span text:style-name="T9">+</text:span><text:span text:style-name="T7"> </text:span><text:span text:style-name="T10">1</text:span><text:span text:style-name="T9">)]</text:span><text:span text:style-name="T7"> </text:span><text:span text:style-name="T13">HRESULT</text:span><text:span text:style-name="T7"><text:tab/>ParseFile</text:span><text:span text:style-name="T9">([</text:span><text:span text:style-name="T7">in</text:span><text:span text:style-name="T9">]</text:span><text:span text:style-name="T7"> BSTR bstrFileName</text:span><text:span text:style-name="T9">,</text:span><text:span text:style-name="T7"> </text:span><text:span text:style-name="T9">[</text:span><text:span text:style-name="T7">in</text:span><text:span text:style-name="T9">]</text:span><text:span text:style-name="T7"> </text:span><text:span text:style-name="T13">DWORD</text:span><text:span text:style-name="T7"> dwMode</text:span><text:span text:style-name="T9">);</text:span></text:p>
      <text:p text:style-name="P33"><text:tab/></text:p>
      <text:p text:style-name="P67"><text:span text:style-name="T7"><text:tab/></text:span><text:span text:style-name="T3">/*!<text:tab/>\breif<text:tab/>Извлечение метаданных из потока (аналогично методу ParseFile, но чтение осуществляется из потока)</text:span></text:p>
      <text:p text:style-name="P40"><text:tab/>*<text:tab/>\param[in]<text:tab/>pStream<text:tab/>Поток IStream из которого читаем данные</text:p>
      <text:p text:style-name="P40"><text:tab/>*<text:tab/>\param[in]<text:tab/>dwMode<text:tab/>Режим обработки (зарезервировано)</text:p>
      <text:p text:style-name="P40"><text:tab/>*<text:tab/>\remarks<text:tab/>Метод может быть полезен в случае когда мы хотим прочитать метаданные из файла, который</text:p>
      <text:p text:style-name="P40"><text:tab/>*<text:tab/><text:tab/><text:tab/><text:tab/>не существует непосредственно на диске (например извлеченный в память thumbnail от raw-файла)<text:tab/> */</text:p>
      <text:p text:style-name="P67"><text:span text:style-name="T7"><text:tab/></text:span><text:span text:style-name="T9">[</text:span><text:span text:style-name="T7">id</text:span><text:span text:style-name="T9">(</text:span><text:span text:style-name="T10">10000</text:span><text:span text:style-name="T7"> </text:span><text:span text:style-name="T9">+</text:span><text:span text:style-name="T7"> </text:span><text:span text:style-name="T10">2</text:span><text:span text:style-name="T9">)]</text:span><text:span text:style-name="T7"> </text:span><text:span text:style-name="T13">HRESULT</text:span><text:span text:style-name="T7"> ParseStream</text:span><text:span text:style-name="T9">([</text:span><text:span text:style-name="T7">in</text:span><text:span text:style-name="T9">]</text:span><text:span text:style-name="T7"> IStream </text:span><text:span text:style-name="T9">*</text:span><text:span text:style-name="T7"> pStream</text:span><text:span text:style-name="T9">,</text:span><text:span text:style-name="T7"> </text:span><text:span text:style-name="T9">[</text:span><text:span text:style-name="T7">in</text:span><text:span text:style-name="T9">]</text:span><text:span text:style-name="T7"> BSTR bstrFileName</text:span><text:span text:style-name="T9">);</text:span></text:p>
      <text:p text:style-name="P84"/>
      <text:p text:style-name="P67"><text:span text:style-name="T7"><text:tab/></text:span><text:span text:style-name="T3">/*!<text:tab/>\breif<text:tab/>Получить число доступных типов метаданных</text:span></text:p>
      <text:p text:style-name="P40"><text:tab/>*<text:tab/>\param<text:tab/>dwCount[out]<text:tab/>Число доступных типов метаданных. В случае если не удалось извлечь никаких метаданных,</text:p>
      <text:p text:style-name="P40"><text:tab/>*<text:tab/><text:tab/><text:tab/><text:tab/><text:tab/><text:tab/><text:tab/>возвращаем значение 0<text:tab/>*/</text:p>
      <text:p text:style-name="P67"><text:span text:style-name="T7"><text:tab/></text:span><text:span text:style-name="T9">[</text:span><text:span text:style-name="T7">id</text:span><text:span text:style-name="T9">(</text:span><text:span text:style-name="T10">10000</text:span><text:span text:style-name="T7"> </text:span><text:span text:style-name="T9">+</text:span><text:span text:style-name="T7"> </text:span><text:span text:style-name="T10">3</text:span><text:span text:style-name="T9">),</text:span><text:span text:style-name="T7"> propget</text:span><text:span text:style-name="T9">]</text:span><text:span text:style-name="T7"> </text:span><text:span text:style-name="T13">HRESULT</text:span><text:span text:style-name="T7"> AvailDataTypeCount</text:span><text:span text:style-name="T9">([</text:span><text:span text:style-name="T7">out</text:span><text:span text:style-name="T9">,</text:span><text:span text:style-name="T7"> retval</text:span><text:span text:style-name="T9">]</text:span><text:span text:style-name="T7"> </text:span><text:span text:style-name="T13">DWORD</text:span><text:span text:style-name="T7"> </text:span><text:span text:style-name="T9">*</text:span><text:span text:style-name="T7"> dwCount</text:span><text:span text:style-name="T9">);</text:span></text:p>
      <text:p text:style-name="P33"><text:tab/></text:p>
      <text:p text:style-name="P67"><text:span text:style-name="T7"><text:tab/></text:span><text:span text:style-name="T3">/*!<text:tab/>\brief<text:tab/>Получить интерфейс метаданных по порядковому номеру</text:span></text:p>
      <text:p text:style-name="P40"><text:tab/>*<text:tab/>\param[in]<text:tab/>dwNum<text:tab/>Порядковый номер запрашиваемых метаданных (от 0 до \a AvailDataTypeCount)</text:p>
      <text:p text:style-name="P40"><text:tab/>*<text:tab/>\param[out]<text:tab/>pMetaData<text:tab/>Указатель на интерфейс, через который получаем метаданные или NULL в случае ошибки.</text:p>
      <text:p text:style-name="P40"><text:tab/>*<text:tab/><text:tab/><text:tab/><text:tab/><text:tab/>В случае успешного завершения, гарантируется, что мы можем запросить интерфейс</text:p>
      <text:p text:style-name="P40"><text:tab/>*<text:tab/><text:tab/><text:tab/><text:tab/><text:tab/>IImageMetaDataCommon - общий для всех метаданных</text:p>
      <text:p text:style-name="P40"><text:tab/>*<text:tab/>\returns<text:tab/><text:tab/><text:tab/>E_INVALIDARG, в случае если указали несуществующий порядковый порядковый номер метаданных;</text:p>
      <text:p text:style-name="P40"><text:tab/>*<text:tab/><text:tab/><text:tab/><text:tab/>SUCCEEDED в случае удачного завершения, FAILED - в противном случае */</text:p>
      <text:p text:style-name="P67"><text:span text:style-name="T7"><text:tab/></text:span><text:span text:style-name="T9">[</text:span><text:span text:style-name="T7">id</text:span><text:span text:style-name="T9">(</text:span><text:span text:style-name="T10">10000</text:span><text:span text:style-name="T7"> </text:span><text:span text:style-name="T9">+</text:span><text:span text:style-name="T7"> </text:span><text:span text:style-name="T10">4</text:span><text:span text:style-name="T9">)]</text:span><text:span text:style-name="T7"> </text:span><text:span text:style-name="T13">HRESULT</text:span><text:span text:style-name="T7"> MetaData</text:span><text:span text:style-name="T9">([</text:span><text:span text:style-name="T7">in</text:span><text:span text:style-name="T9">]</text:span><text:span text:style-name="T7"> </text:span><text:span text:style-name="T13">DWORD</text:span><text:span text:style-name="T7"> dwNum</text:span><text:span text:style-name="T9">,</text:span><text:span text:style-name="T7"> </text:span><text:span text:style-name="T9">[</text:span><text:span text:style-name="T7">out</text:span><text:span text:style-name="T9">,</text:span><text:span text:style-name="T7"> retval</text:span><text:span text:style-name="T9">]</text:span><text:span text:style-name="T7"> IUnknown </text:span><text:span text:style-name="T9">**</text:span><text:span text:style-name="T7"> pMetaData</text:span><text:span text:style-name="T9">);</text:span></text:p>
      <text:p text:style-name="P84"/>
      <text:p text:style-name="P67"><text:span text:style-name="T7"><text:tab/></text:span><text:span text:style-name="T3">/*!<text:tab/>\brief<text:tab/>Получить тип метаданных по порядковому номеру</text:span></text:p>
      <text:p text:style-name="P40"><text:tab/>*</text:p>
      <text:p text:style-name="P40"><text:tab/>*<text:tab/>\param[in]<text:tab/>dwNum<text:tab/>Порядковый номер запрашиваемых метаданных (от 0 до \a AvailDataTypeCount)</text:p>
      <text:p text:style-name="P40"><text:tab/>*<text:tab/>\param[out]<text:tab/>dwDataType<text:tab/>Идентификатор типа метаданных или ноль в случае ошибки</text:p>
      <text:p text:style-name="P40"><text:tab/>*<text:tab/></text:p>
      <text:p text:style-name="P40"><text:tab/>*<text:tab/>\returns<text:tab/>E_INVALIDARG, в случае если указали несуществующий порядковый номер метаданных;</text:p>
      <text:p text:style-name="P40"><text:tab/>*<text:tab/><text:tab/><text:tab/><text:tab/>SUCCEEDED в случае удачного завершения, FAILED - в противном случае */</text:p>
      <text:p text:style-name="P67"><text:span text:style-name="T7"><text:tab/></text:span><text:span text:style-name="T9">[</text:span><text:span text:style-name="T7">id</text:span><text:span text:style-name="T9">(</text:span><text:span text:style-name="T10">10000</text:span><text:span text:style-name="T7"> </text:span><text:span text:style-name="T9">+</text:span><text:span text:style-name="T7"> </text:span><text:span text:style-name="T10">5</text:span><text:span text:style-name="T9">)]</text:span><text:span text:style-name="T7"> </text:span><text:span text:style-name="T13">HRESULT</text:span><text:span text:style-name="T7"> MetaDataType</text:span><text:span text:style-name="T9">([</text:span><text:span text:style-name="T7">in</text:span><text:span text:style-name="T9">]</text:span><text:span text:style-name="T7"> </text:span><text:span text:style-name="T13">DWORD</text:span><text:span text:style-name="T7"> dwNum</text:span><text:span text:style-name="T9">,</text:span><text:span text:style-name="T7"> </text:span><text:span text:style-name="T9">[</text:span><text:span text:style-name="T7">out</text:span><text:span text:style-name="T9">,</text:span><text:span text:style-name="T7"> retval</text:span><text:span text:style-name="T9">]</text:span><text:span text:style-name="T7"> </text:span><text:span text:style-name="T13">DWORD</text:span><text:span text:style-name="T7"> </text:span><text:span text:style-name="T9">*</text:span><text:span text:style-name="T7"> dwDataType</text:span><text:span text:style-name="T9">);</text:span></text:p>
      <text:p text:style-name="P33"><text:tab/></text:p>
      <text:p text:style-name="P67"><text:span text:style-name="T7"><text:tab/></text:span><text:span text:style-name="T3">/*!<text:tab/>\brief<text:tab/><text:tab/>Установить дополнительное значение, параметр по имени<text:tab/> */</text:span></text:p>
      <text:p text:style-name="P67"><text:span text:style-name="T7"><text:tab/></text:span><text:span text:style-name="T9">[</text:span><text:span text:style-name="T7">id</text:span><text:span text:style-name="T9">(</text:span><text:span text:style-name="T10">10000</text:span><text:span text:style-name="T7"> </text:span><text:span text:style-name="T9">+</text:span><text:span text:style-name="T7"> </text:span><text:span text:style-name="T10">100</text:span><text:span text:style-name="T9">)]</text:span><text:span text:style-name="T7"> </text:span><text:span text:style-name="T13">HRESULT</text:span><text:span text:style-name="T7"><text:tab/>SetAdditionalParam</text:span><text:span text:style-name="T9">([</text:span><text:span text:style-name="T7">in</text:span><text:span text:style-name="T9">]</text:span><text:span text:style-name="T7">BSTR ParamName</text:span><text:span text:style-name="T9">,</text:span><text:span text:style-name="T7"> </text:span><text:span text:style-name="T9">[</text:span><text:span text:style-name="T7">in</text:span><text:span text:style-name="T9">]</text:span><text:span text:style-name="T7"> VARIANT ParamValue</text:span><text:span text:style-name="T9">);</text:span></text:p>
      <text:p text:style-name="P84"/>
      <text:p text:style-name="P67"><text:span text:style-name="T7"><text:tab/></text:span><text:span text:style-name="T3">/*!<text:tab/>\brief<text:tab/><text:tab/>Получить дополнительное значение, параметр по имени */</text:span></text:p>
      <text:p text:style-name="P67"><text:span text:style-name="T7"><text:tab/></text:span><text:span text:style-name="T9">[</text:span><text:span text:style-name="T7">id</text:span><text:span text:style-name="T9">(</text:span><text:span text:style-name="T10">10000</text:span><text:span text:style-name="T7"> </text:span><text:span text:style-name="T9">+</text:span><text:span text:style-name="T7"> </text:span><text:span text:style-name="T10">101</text:span><text:span text:style-name="T9">)]</text:span><text:span text:style-name="T7"> </text:span><text:span text:style-name="T13">HRESULT</text:span><text:span text:style-name="T7"><text:tab/>GetAdditionalParam</text:span><text:span text:style-name="T9">([</text:span><text:span text:style-name="T7">in</text:span><text:span text:style-name="T9">]</text:span><text:span text:style-name="T7">BSTR ParamName</text:span><text:span text:style-name="T9">,</text:span><text:span text:style-name="T7"> </text:span><text:span text:style-name="T9">[</text:span><text:span text:style-name="T7">out</text:span><text:span text:style-name="T9">,</text:span><text:span text:style-name="T7"> retval</text:span><text:span text:style-name="T9">]</text:span><text:span text:style-name="T7"> VARIANT</text:span><text:span text:style-name="T9">*</text:span><text:span text:style-name="T7"> ParamValue</text:span><text:span text:style-name="T9">);</text:span></text:p>
      <text:p text:style-name="P67"><text:span text:style-name="T9">};</text:span></text:p>
      <text:p text:style-name="P2"><text:span text:style-name="T7"/></text:p>
      <text:h text:style-name="Heading_20_2" text:outline-level="2"><text:soft-page-break/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0.635cm" fo:margin-bottom="0.658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05-14T16:36:39</meta:creation-date>
    <dc:date>2009-06-30T18:29:44</dc:date>
    <meta:editing-cycles>67</meta:editing-cycles>
    <meta:editing-duration>PT11H45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9" meta:word-count="1108" meta:character-count="9315"/>
  </office:meta>
</office:document-meta>
</file>